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6pt" style:font-size-asian="6pt" style:font-size-complex="6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6pt" officeooo:rsid="00164e23" officeooo:paragraph-rsid="00164e23" style:font-size-asian="6pt" style:font-size-complex="6pt"/>
    </style:style>
    <style:style style:name="P3" style:family="paragraph" style:parent-style-name="Standard">
      <style:text-properties fo:color="#000000" loext:opacity="100%" style:font-name="Monospace" fo:font-size="6pt" officeooo:rsid="00164e23" officeooo:paragraph-rsid="00164e23" style:font-size-asian="6pt" style:font-size-complex="6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6pt" style:font-size-asian="6pt" style:font-size-complex="6pt"/>
    </style:style>
    <style:style style:name="P5" style:family="paragraph" style:parent-style-name="Standard">
      <style:text-properties fo:font-size="6pt" officeooo:rsid="00164e23" officeooo:paragraph-rsid="00164e23" style:font-size-asian="6pt" style:font-size-complex="6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6pt" officeooo:rsid="00164e23" officeooo:paragraph-rsid="00164e23" style:font-size-asian="6pt" style:font-size-complex="6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6pt" style:font-size-asian="6pt" style:font-size-complex="6pt"/>
    </style:style>
    <style:style style:name="P8" style:family="paragraph" style:parent-style-name="Standard">
      <style:text-properties fo:font-size="6pt" officeooo:paragraph-rsid="00164e23" style:font-size-asian="6pt" style:font-size-complex="6pt"/>
    </style:style>
    <style:style style:name="T1" style:family="text">
      <style:text-properties fo:color="#7f0055" loext:opacity="100%" style:font-name="Monospace" fo:font-size="10pt" fo:font-weight="bold" style:font-size-asian="10pt" style:font-weight-asian="bold"/>
    </style:style>
    <style:style style:name="T2" style:family="text">
      <style:text-properties fo:color="#7f0055" loext:opacity="100%" style:font-name="Monospace" fo:font-weight="bold" style:font-weight-asian="bold"/>
    </style:style>
    <style:style style:name="T3" style:family="text">
      <style:text-properties fo:color="#000000" loext:opacity="100%" style:font-name="Monospace"/>
    </style:style>
    <style:style style:name="T4" style:family="text">
      <style:text-properties fo:color="#000000" loext:opacity="100%" style:font-name="Monospace" fo:font-size="10pt" style:font-size-asian="10pt"/>
    </style:style>
    <style:style style:name="T5" style:family="text">
      <style:text-properties fo:color="#000000" loext:opacity="100%" style:font-name="Monospace" fo:font-size="9pt" style:font-size-asian="7.84999990463257pt" style:font-size-complex="9pt"/>
    </style:style>
    <style:style style:name="T6" style:family="text">
      <style:text-properties fo:color="#000000" loext:opacity="100%" style:font-name="Monospace" fo:font-size="8pt" style:font-size-asian="7pt" style:font-size-complex="8pt"/>
    </style:style>
    <style:style style:name="T7" style:family="text">
      <style:text-properties fo:color="#000000" loext:opacity="100%" style:font-name="Monospace" fo:font-size="7pt" style:font-size-asian="6.09999990463257pt" style:font-size-complex="7pt"/>
    </style:style>
    <style:style style:name="T8" style:family="text">
      <style:text-properties fo:color="#6a3e3e" loext:opacity="100%" style:font-name="Monospace"/>
    </style:style>
    <style:style style:name="T9" style:family="text">
      <style:text-properties fo:color="#6a3e3e" loext:opacity="100%" style:font-name="Monospace" fo:font-size="10pt" style:font-size-asian="10pt"/>
    </style:style>
    <style:style style:name="T10" style:family="text">
      <style:text-properties fo:color="#3f7f5f" loext:opacity="100%" style:font-name="Monospace"/>
    </style:style>
    <style:style style:name="T11" style:family="text">
      <style:text-properties fo:color="#3f7f5f" loext:opacity="100%" style:font-name="Monospace" fo:font-size="10pt" style:font-size-asian="10pt"/>
    </style:style>
    <style:style style:name="T12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13" style:family="text">
      <style:text-properties fo:color="#3f7f5f" loext:opacity="100%" style:font-name="Monospace" style:text-underline-style="solid" style:text-underline-width="auto" style:text-underline-color="font-color"/>
    </style:style>
    <style:style style:name="T14" style:family="text">
      <style:text-properties fo:color="#7f9fbf" loext:opacity="100%" style:font-name="Monospace" fo:font-size="10pt" fo:font-weight="bold" style:font-size-asian="10pt" style:font-weight-asian="bold"/>
    </style:style>
    <style:style style:name="T15" style:family="text">
      <style:text-properties fo:color="#7f9fbf" loext:opacity="100%" style:font-name="Monospace" fo:font-weight="bold" style:font-weight-asian="bold"/>
    </style:style>
    <style:style style:name="T16" style:family="text">
      <style:text-properties fo:color="#0000c0" loext:opacity="100%" style:font-name="Monospace"/>
    </style:style>
    <style:style style:name="T17" style:family="text">
      <style:text-properties fo:color="#0000c0" loext:opacity="100%" style:font-name="Monospace" fo:font-size="10pt" fo:font-style="italic" fo:font-weight="bold" style:font-size-asian="10pt" style:font-style-asian="italic" style:font-weight-asian="bold"/>
    </style:style>
    <style:style style:name="T18" style:family="text">
      <style:text-properties fo:color="#0000c0" loext:opacity="100%" style:font-name="Monospace" fo:font-size="10pt" style:font-size-asian="10pt"/>
    </style:style>
    <style:style style:name="T19" style:family="text">
      <style:text-properties fo:color="#0000c0" loext:opacity="100%" style:font-name="Monospace" fo:font-style="italic" fo:font-weight="bold" style:font-style-asian="italic" style:font-weight-asian="bold"/>
    </style:style>
    <style:style style:name="T20" style:family="text">
      <style:text-properties fo:color="#2a00ff" loext:opacity="100%" style:font-name="Monospace"/>
    </style:style>
    <style:style style:name="T21" style:family="text">
      <style:text-properties fo:color="#2a00ff" loext:opacity="100%" style:font-name="Monospace" fo:font-size="10pt" style:font-size-asian="10pt"/>
    </style:style>
    <style:style style:name="T22" style:family="text">
      <style:text-properties officeooo:rsid="0017da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><text:s text:c="95"/><text:span text:style-name="T22">Java Assignment Day-3</text:span></text:p>
      <text:p text:style-name="P5"/>
      <text:p text:style-name="P5"/>
      <text:p text:style-name="P5">1. Matrix <text:span text:style-name="T22">Code</text:span></text:p>
      <text:p text:style-name="P5"/>
      <text:p text:style-name="P5"/>
      <text:p text:style-name="P6"><text:span text:style-name="T2">public</text:span><text:span text:style-name="T3"> </text:span><text:span text:style-name="T2">class</text:span><text:span text:style-name="T3"> Number_Matrix {</text:span></text:p>
      <text:p text:style-name="P4"/>
      <text:p text:style-name="P7"><text:span text:style-name="T3"><text:tab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main(String[] </text:span><text:span text:style-name="T8">args</text:span><text:span text:style-name="T3">) {</text:span></text:p>
      <text:p text:style-name="P7"><text:span text:style-name="T3"><text:tab/><text:tab/></text:span><text:span text:style-name="T10">// </text:span><text:span text:style-name="T15">TODO</text:span><text:span text:style-name="T10"> Auto-generated method stub</text:span></text:p>
      <text:p text:style-name="P7"><text:span text:style-name="T3"><text:tab/><text:tab/></text:span><text:span text:style-name="T10">//Scanner </text:span><text:span text:style-name="T13">sc</text:span><text:span text:style-name="T10">=new Scanner(System.in);</text:span></text:p>
      <text:p text:style-name="P7"><text:span text:style-name="T3"><text:tab/><text:tab/></text:span><text:span text:style-name="T2">int</text:span><text:span text:style-name="T3"> </text:span><text:span text:style-name="T8">row</text:span><text:span text:style-name="T3">=3;</text:span></text:p>
      <text:p text:style-name="P7"><text:span text:style-name="T3"><text:tab/><text:tab/></text:span><text:span text:style-name="T2">int</text:span><text:span text:style-name="T3"> </text:span><text:span text:style-name="T8">column</text:span><text:span text:style-name="T3">=4;</text:span></text:p>
      <text:p text:style-name="P7"><text:span text:style-name="T3"><text:tab/> <text:s text:c="3"/></text:span><text:span text:style-name="T2">int</text:span><text:span text:style-name="T3"> </text:span><text:span text:style-name="T8">Array1</text:span><text:span text:style-name="T3">[][]=</text:span><text:span text:style-name="T2">new</text:span><text:span text:style-name="T3"> </text:span><text:span text:style-name="T2">int</text:span><text:span text:style-name="T3">[</text:span><text:span text:style-name="T8">row</text:span><text:span text:style-name="T3">][</text:span><text:span text:style-name="T8">column</text:span><text:span text:style-name="T3">];</text:span></text:p>
      <text:p text:style-name="P7"><text:span text:style-name="T3"><text:tab/> <text:s text:c="3"/></text:span><text:span text:style-name="T2">int</text:span><text:span text:style-name="T3"> </text:span><text:span text:style-name="T8">num</text:span><text:span text:style-name="T3">=1;<text:tab/> <text:s text:c="3"/></text:span></text:p>
      <text:p text:style-name="P7"><text:span text:style-name="T3"><text:tab/> <text:s text:c="3"/></text:span><text:span text:style-name="T2">for</text:span><text:span text:style-name="T3">(</text:span><text:span text:style-name="T2">int</text:span><text:span text:style-name="T3"> </text:span><text:span text:style-name="T8">i</text:span><text:span text:style-name="T3">=0;</text:span><text:span text:style-name="T8">i</text:span><text:span text:style-name="T3">&lt;</text:span><text:span text:style-name="T8">row</text:span><text:span text:style-name="T3">;</text:span><text:span text:style-name="T8">i</text:span><text:span text:style-name="T3">++) {</text:span></text:p>
      <text:p text:style-name="P7"><text:span text:style-name="T3"><text:tab/> <text:s text:c="3"/><text:tab/></text:span><text:span text:style-name="T2">for</text:span><text:span text:style-name="T3">(</text:span><text:span text:style-name="T2">int</text:span><text:span text:style-name="T3"> </text:span><text:span text:style-name="T8">j</text:span><text:span text:style-name="T3">=0;</text:span><text:span text:style-name="T8">j</text:span><text:span text:style-name="T3">&lt;</text:span><text:span text:style-name="T8">column</text:span><text:span text:style-name="T3">;</text:span><text:span text:style-name="T8">j</text:span><text:span text:style-name="T3">++) {</text:span></text:p>
      <text:p text:style-name="P7"><text:span text:style-name="T3"><text:tab/> <text:s text:c="3"/><text:tab/></text:span><text:span text:style-name="T8">Array1</text:span><text:span text:style-name="T3">[</text:span><text:span text:style-name="T8">i</text:span><text:span text:style-name="T3">][</text:span><text:span text:style-name="T8">j</text:span><text:span text:style-name="T3">]=</text:span><text:span text:style-name="T8">num</text:span><text:span text:style-name="T3">++;<text:tab/></text:span></text:p>
      <text:p text:style-name="P1"><text:tab/> <text:s text:c="3"/><text:tab/><text:tab/></text:p>
      <text:p text:style-name="P1"><text:tab/> <text:s text:c="3"/><text:tab/>}</text:p>
      <text:p text:style-name="P1"><text:tab/> <text:s text:c="3"/>}</text:p>
      <text:p text:style-name="P7"><text:span text:style-name="T3"><text:tab/> <text:s text:c="3"/></text:span><text:span text:style-name="T2">for</text:span><text:span text:style-name="T3"> (</text:span><text:span text:style-name="T2">int</text:span><text:span text:style-name="T3"> </text:span><text:span text:style-name="T8">i</text:span><text:span text:style-name="T3"> = 0; </text:span><text:span text:style-name="T8">i</text:span><text:span text:style-name="T3"> &lt; </text:span><text:span text:style-name="T8">row</text:span><text:span text:style-name="T3">; </text:span><text:span text:style-name="T8">i</text:span><text:span text:style-name="T3">++) {</text:span></text:p>
      <text:p text:style-name="P7"><text:span text:style-name="T3"><text:s text:c="12"/></text:span><text:span text:style-name="T2">for</text:span><text:span text:style-name="T3"> (</text:span><text:span text:style-name="T2">int</text:span><text:span text:style-name="T3"> </text:span><text:span text:style-name="T8">j</text:span><text:span text:style-name="T3"> = 0; </text:span><text:span text:style-name="T8">j</text:span><text:span text:style-name="T3">&lt; </text:span><text:span text:style-name="T8">column</text:span><text:span text:style-name="T3">; </text:span><text:span text:style-name="T8">j</text:span><text:span text:style-name="T3">++) {</text:span></text:p>
      <text:p text:style-name="P7"><text:span text:style-name="T3"><text:s text:c="16"/>System.</text:span><text:span text:style-name="T19">out</text:span><text:span text:style-name="T3">.print(</text:span><text:span text:style-name="T8">Array1</text:span><text:span text:style-name="T3">[</text:span><text:span text:style-name="T8">i</text:span><text:span text:style-name="T3">][</text:span><text:span text:style-name="T8">j</text:span><text:span text:style-name="T3">] + </text:span><text:span text:style-name="T20">"\t"</text:span><text:span text:style-name="T3">);</text:span></text:p>
      <text:p text:style-name="P1"><text:s text:c="12"/>}</text:p>
      <text:p text:style-name="P7"><text:span text:style-name="T3"><text:s text:c="12"/>System.</text:span><text:span text:style-name="T19">out</text:span><text:span text:style-name="T3">.println();</text:span></text:p>
      <text:p text:style-name="P1"><text:s text:c="8"/>}</text:p>
      <text:p text:style-name="P1"><text:tab/> <text:s text:c="3"/></text:p>
      <text:p text:style-name="P1"><text:tab/>}</text:p>
      <text:p text:style-name="P4"/>
      <text:p text:style-name="P1">}</text:p>
      <text:p text:style-name="P5"/>
      <text:p text:style-name="P5"/>
      <text:p text:style-name="P5">2(a)Students</text:p>
      <text:p text:style-name="P5"/>
      <text:p text:style-name="P6"><text:span text:style-name="T2">public</text:span><text:span text:style-name="T3"> </text:span><text:span text:style-name="T2">class</text:span><text:span text:style-name="T3"> Student {</text:span></text:p>
      <text:p text:style-name="P7"><text:span text:style-name="T3"><text:tab/></text:span><text:span text:style-name="T2">private</text:span><text:span text:style-name="T3"> </text:span><text:span text:style-name="T2">int</text:span><text:span text:style-name="T3"> </text:span><text:span text:style-name="T16">StudentId</text:span><text:span text:style-name="T3">;</text:span></text:p>
      <text:p text:style-name="P7"><text:span text:style-name="T3"><text:tab/></text:span><text:span text:style-name="T2">private</text:span><text:span text:style-name="T3"> String </text:span><text:span text:style-name="T16">Name</text:span><text:span text:style-name="T3">;</text:span></text:p>
      <text:p text:style-name="P7"><text:span text:style-name="T3"><text:tab/></text:span><text:span text:style-name="T2">private</text:span><text:span text:style-name="T3"> String </text:span><text:span text:style-name="T16">contactNo</text:span><text:span text:style-name="T3">;</text:span></text:p>
      <text:p text:style-name="P7"><text:span text:style-name="T3"><text:tab/></text:span><text:span text:style-name="T2">private</text:span><text:span text:style-name="T3"> String </text:span><text:span text:style-name="T16">course</text:span><text:span text:style-name="T3">;</text:span></text:p>
      <text:p text:style-name="P7"><text:span text:style-name="T3"><text:tab/></text:span><text:span text:style-name="T2">private</text:span><text:span text:style-name="T3"> </text:span><text:span text:style-name="T2">double</text:span><text:span text:style-name="T3"> </text:span><text:span text:style-name="T16">fees</text:span><text:span text:style-name="T3">;</text:span></text:p>
      <text:p text:style-name="P1"><text:tab/></text:p>
      <text:p text:style-name="P1"><text:tab/></text:p>
      <text:p text:style-name="P4"/>
      <text:p text:style-name="P1"><text:tab/></text:p>
      <text:p text:style-name="P7"><text:span text:style-name="T2">public</text:span><text:span text:style-name="T3"> Student(</text:span><text:span text:style-name="T2">int</text:span><text:span text:style-name="T3"> </text:span><text:span text:style-name="T8">StudentId</text:span><text:span text:style-name="T3">, String </text:span><text:span text:style-name="T8">Name</text:span><text:span text:style-name="T3">, String </text:span><text:span text:style-name="T8">contactNo</text:span><text:span text:style-name="T3">, String </text:span><text:span text:style-name="T8">course</text:span><text:span text:style-name="T3">, </text:span><text:span text:style-name="T2">double</text:span><text:span text:style-name="T3"> </text:span><text:span text:style-name="T8">fees</text:span><text:span text:style-name="T3">) {</text:span></text:p>
      <text:p text:style-name="P7"><text:span text:style-name="T3"><text:tab/><text:tab/></text:span><text:span text:style-name="T2">super</text:span><text:span text:style-name="T3">();</text:span></text:p>
      <text:p text:style-name="P7"><text:span text:style-name="T3"><text:tab/><text:tab/></text:span><text:span text:style-name="T2">this</text:span><text:span text:style-name="T3">.</text:span><text:span text:style-name="T16">StudentId</text:span><text:span text:style-name="T3"> = </text:span><text:span text:style-name="T8">StudentId</text:span><text:span text:style-name="T3">;</text:span></text:p>
      <text:p text:style-name="P7"><text:span text:style-name="T3"><text:tab/><text:tab/></text:span><text:span text:style-name="T2">this</text:span><text:span text:style-name="T3">.</text:span><text:span text:style-name="T16">Name</text:span><text:span text:style-name="T3"> = </text:span><text:span text:style-name="T8">Name</text:span><text:span text:style-name="T3">;</text:span></text:p>
      <text:p text:style-name="P7"><text:span text:style-name="T3"><text:tab/><text:tab/></text:span><text:span text:style-name="T2">this</text:span><text:span text:style-name="T3">.</text:span><text:span text:style-name="T16">contactNo</text:span><text:span text:style-name="T3"> = </text:span><text:span text:style-name="T8">contactNo</text:span><text:span text:style-name="T3">;</text:span></text:p>
      <text:p text:style-name="P7"><text:span text:style-name="T3"><text:tab/><text:tab/></text:span><text:span text:style-name="T2">this</text:span><text:span text:style-name="T3">.</text:span><text:span text:style-name="T16">course</text:span><text:span text:style-name="T3"> = </text:span><text:span text:style-name="T8">course</text:span><text:span text:style-name="T3">;</text:span></text:p>
      <text:p text:style-name="P7"><text:span text:style-name="T3"><text:tab/><text:tab/></text:span><text:span text:style-name="T2">this</text:span><text:span text:style-name="T3">.</text:span><text:span text:style-name="T16">fees</text:span><text:span text:style-name="T3"> = </text:span><text:span text:style-name="T8">fees</text:span><text:span text:style-name="T3">;</text:span></text:p>
      <text:p text:style-name="P1"><text:tab/>}</text:p>
      <text:p text:style-name="P4"/>
      <text:p text:style-name="P7"><text:span text:style-name="T2">public</text:span><text:span text:style-name="T3"> </text:span><text:span text:style-name="T2">void</text:span><text:span text:style-name="T3"> display(){</text:span></text:p>
      <text:p text:style-name="P7"><text:span text:style-name="T3"><text:tab/>System.</text:span><text:span text:style-name="T19">out</text:span><text:span text:style-name="T3">.println(</text:span><text:span text:style-name="T20">"StudentId :"</text:span><text:span text:style-name="T3">+</text:span><text:span text:style-name="T16">StudentId</text:span><text:span text:style-name="T3">);</text:span></text:p>
      <text:p text:style-name="P7"><text:span text:style-name="T3"><text:tab/>System.</text:span><text:span text:style-name="T19">out</text:span><text:span text:style-name="T3">.println(</text:span><text:span text:style-name="T20">"Name: "</text:span><text:span text:style-name="T3"> + </text:span><text:span text:style-name="T16">Name</text:span><text:span text:style-name="T3">);</text:span></text:p>
      <text:p text:style-name="P7"><text:span text:style-name="T3"><text:s text:c="4"/>System.</text:span><text:span text:style-name="T19">out</text:span><text:span text:style-name="T3">.println(</text:span><text:span text:style-name="T20">"ContactNo: "</text:span><text:span text:style-name="T3"> + </text:span><text:span text:style-name="T16">contactNo</text:span><text:span text:style-name="T3">);</text:span></text:p>
      <text:p text:style-name="P7"><text:span text:style-name="T3"><text:s text:c="4"/>System.</text:span><text:span text:style-name="T19">out</text:span><text:span text:style-name="T3">.println(</text:span><text:span text:style-name="T20">"Course: "</text:span><text:span text:style-name="T3"> + </text:span><text:span text:style-name="T16">course</text:span><text:span text:style-name="T3">);</text:span></text:p>
      <text:p text:style-name="P7"><text:span text:style-name="T3"><text:s text:c="4"/>System.</text:span><text:span text:style-name="T19">out</text:span><text:span text:style-name="T3">.println(</text:span><text:span text:style-name="T20">"Fees: "</text:span><text:span text:style-name="T3"> + </text:span><text:span text:style-name="T16">fees</text:span><text:span text:style-name="T3">);</text:span></text:p>
      <text:p text:style-name="P7"><text:span text:style-name="T3"><text:s text:c="4"/></text:span><text:span text:style-name="T10">//System.out.println();</text:span></text:p>
      <text:p text:style-name="P1">}</text:p>
      <text:p text:style-name="P4"/>
      <text:p text:style-name="P4"/>
      <text:p text:style-name="P7"><text:span text:style-name="T2">public</text:span><text:span text:style-name="T3"> </text:span><text:span text:style-name="T2">double</text:span><text:span text:style-name="T3"> getFees() {</text:span></text:p>
      <text:p text:style-name="P7"><text:span text:style-name="T3"><text:s text:c="4"/></text:span><text:span text:style-name="T2">return</text:span><text:span text:style-name="T3"> </text:span><text:span text:style-name="T16">fees</text:span><text:span text:style-name="T3">;</text:span></text:p>
      <text:p text:style-name="P1">}</text:p>
      <text:p text:style-name="P4"/>
      <text:p text:style-name="P7"><text:span text:style-name="T2">public</text:span><text:span text:style-name="T3"> String getCourse() {</text:span></text:p>
      <text:p text:style-name="P7"><text:span text:style-name="T3"><text:s text:c="4"/></text:span><text:span text:style-name="T2">return</text:span><text:span text:style-name="T3"> </text:span><text:span text:style-name="T16">course</text:span><text:span text:style-name="T3">;</text:span></text:p>
      <text:p text:style-name="P1">}</text:p>
      <text:p text:style-name="P4"/>
      <text:p text:style-name="P4"/>
      <text:p text:style-name="P1"><text:tab/></text:p>
      <text:p text:style-name="P4"/>
      <text:p text:style-name="P1">}</text:p>
      <text:p text:style-name="P5"/>
      <text:p text:style-name="P5"/>
      <text:p text:style-name="P5">2(b)StudentManagement</text:p>
      <text:p text:style-name="P5"/>
      <text:p text:style-name="P5">import java.util.ArrayList;</text:p>
      <text:p text:style-name="P5">import java.util.HashMap;</text:p>
      <text:p text:style-name="P5">import java.util.List;</text:p>
      <text:p text:style-name="P5">import java.util.Map;</text:p>
      <text:p text:style-name="P5"/>
      <text:p text:style-name="P5">public class StudentManagement {</text:p>
      <text:p text:style-name="P5"><text:s text:c="4"/>public static void main(String[] args) {</text:p>
      <text:p text:style-name="P5"><text:s text:c="8"/>// Creating 5 student objects</text:p>
      <text:p text:style-name="P5"><text:s text:c="8"/>List&lt;Student&gt; students = new ArrayList&lt;&gt;();</text:p>
      <text:p text:style-name="P5"><text:s text:c="8"/>students.add(new Student(1, "Alice", "1234567890", "Math", 1000.0));</text:p>
      <text:p text:style-name="P5"><text:s text:c="8"/>students.add(new Student(2, "Bob", "2345678901", "Science", 1500.0));</text:p>
      <text:p text:style-name="P5"><text:s text:c="8"/>students.add(new Student(3, "Charlie", "3456789012", "Math", 1100.0));</text:p>
      <text:p text:style-name="P5"><text:s text:c="8"/>students.add(new Student(4, "David", "4567890123", "History", 1300.0));</text:p>
      <text:p text:style-name="P5"><text:s text:c="8"/>students.add(new Student(5, "Eve", "5678901234", "Science", 1400.0));</text:p>
      <text:p text:style-name="P5"/>
      <text:p text:style-name="P5"><text:s text:c="8"/>// Display the student details coursewise</text:p>
      <text:p text:style-name="P5"><text:s text:c="8"/>System.out.println("Displaying students coursewise:");</text:p>
      <text:p text:style-name="P5"><text:s text:c="8"/>displayStudentsCoursewise(students);</text:p>
      <text:p text:style-name="P5"/>
      <text:p text:style-name="P5"><text:s text:c="8"/>// Display the total fees of all the students</text:p>
      <text:p text:style-name="P5"><text:s text:c="8"/>double totalFees = calculateTotalFees(students);</text:p>
      <text:p text:style-name="P5"><text:s text:c="8"/>System.out.println("Total fees of all students: " + totalFees);</text:p>
      <text:p text:style-name="P5"><text:s text:c="4"/>}</text:p>
      <text:p text:style-name="P5"><text:soft-page-break/></text:p>
      <text:p text:style-name="P5"><text:s text:c="4"/>// Method to display students coursewise using a Map</text:p>
      <text:p text:style-name="P5"><text:s text:c="4"/>public static void displayStudentsCoursewise(List&lt;Student&gt; students) {</text:p>
      <text:p text:style-name="P5"><text:s text:c="8"/>// Using a Map to group students by course</text:p>
      <text:p text:style-name="P5"><text:s text:c="8"/>Map&lt;String, List&lt;Student&gt;&gt; courseMap = new HashMap&lt;&gt;();</text:p>
      <text:p text:style-name="P5"/>
      <text:p text:style-name="P5"><text:s text:c="8"/>for (Student student : students) {</text:p>
      <text:p text:style-name="P5"><text:s text:c="12"/>String course = student.getCourse();</text:p>
      <text:p text:style-name="P5"><text:s text:c="12"/>if (!courseMap.containsKey(course)) {</text:p>
      <text:p text:style-name="P5"><text:s text:c="16"/>courseMap.put(course, new ArrayList&lt;&gt;());</text:p>
      <text:p text:style-name="P5"><text:s text:c="12"/>}</text:p>
      <text:p text:style-name="P5"><text:s text:c="12"/>courseMap.get(course).add(student);</text:p>
      <text:p text:style-name="P5"><text:s text:c="8"/>}</text:p>
      <text:p text:style-name="P5"/>
      <text:p text:style-name="P5"><text:s text:c="8"/>// Display students grouped by course</text:p>
      <text:p text:style-name="P5"><text:s text:c="8"/>for (Map.Entry&lt;String, List&lt;Student&gt;&gt; entry : courseMap.entrySet()) {</text:p>
      <text:p text:style-name="P5"><text:s text:c="12"/>System.out.println("Course: " + entry.getKey());</text:p>
      <text:p text:style-name="P5"><text:s text:c="12"/>for (Student student : entry.getValue()) {</text:p>
      <text:p text:style-name="P5"><text:s text:c="16"/>student.display();</text:p>
      <text:p text:style-name="P5"><text:s text:c="12"/>}</text:p>
      <text:p text:style-name="P5"><text:s text:c="8"/>}</text:p>
      <text:p text:style-name="P5"><text:s text:c="4"/>}</text:p>
      <text:p text:style-name="P5"/>
      <text:p text:style-name="P5"><text:s text:c="4"/>// Method to calculate the total fees of all students</text:p>
      <text:p text:style-name="P5"><text:s text:c="4"/>public static double calculateTotalFees(List&lt;Student&gt; students) {</text:p>
      <text:p text:style-name="P5"><text:s text:c="8"/>double totalFees = 0;</text:p>
      <text:p text:style-name="P5"><text:s text:c="8"/>for (Student student : students) {</text:p>
      <text:p text:style-name="P5"><text:s text:c="12"/>totalFees += student.getFees();</text:p>
      <text:p text:style-name="P5"><text:s text:c="8"/>}</text:p>
      <text:p text:style-name="P5"><text:s text:c="8"/>return totalFees;</text:p>
      <text:p text:style-name="P5"><text:s text:c="4"/>}</text:p>
      <text:p text:style-name="P5">}</text:p>
      <text:p text:style-name="P5"><text:s text:c="8"/></text:p>
      <text:p text:style-name="P5"><text:s text:c="8"/></text:p>
      <text:p text:style-name="P5">3(a)Vehicle <text:s text:c="7"/></text:p>
      <text:p text:style-name="P5"><text:s text:c="6"/></text:p>
      <text:p text:style-name="P4"/>
      <text:p text:style-name="P7"><text:span text:style-name="T2">public</text:span><text:span text:style-name="T3"> </text:span><text:span text:style-name="T2">class</text:span><text:span text:style-name="T3"> Vehicle {</text:span></text:p>
      <text:p text:style-name="P7"><text:span text:style-name="T3"><text:tab/></text:span><text:span text:style-name="T10">// Attributes</text:span></text:p>
      <text:p text:style-name="P7"><text:span text:style-name="T3"><text:s text:c="4"/></text:span><text:span text:style-name="T2">private</text:span><text:span text:style-name="T3"> String </text:span><text:span text:style-name="T16">regno</text:span><text:span text:style-name="T3">;</text:span></text:p>
      <text:p text:style-name="P7"><text:span text:style-name="T3"><text:s text:c="4"/></text:span><text:span text:style-name="T2">private</text:span><text:span text:style-name="T3"> String </text:span><text:span text:style-name="T16">brand</text:span><text:span text:style-name="T3">;</text:span></text:p>
      <text:p text:style-name="P7"><text:span text:style-name="T3"><text:s text:c="4"/></text:span><text:span text:style-name="T2">private</text:span><text:span text:style-name="T3"> </text:span><text:span text:style-name="T2">double</text:span><text:span text:style-name="T3"> </text:span><text:span text:style-name="T16">price</text:span><text:span text:style-name="T3">;</text:span></text:p>
      <text:p text:style-name="P7"><text:span text:style-name="T3"><text:s text:c="4"/></text:span><text:span text:style-name="T2">private</text:span><text:span text:style-name="T3"> </text:span><text:span text:style-name="T2">double</text:span><text:span text:style-name="T3"> </text:span><text:span text:style-name="T16">mileage</text:span><text:span text:style-name="T3">;</text:span></text:p>
      <text:p text:style-name="P4"/>
      <text:p text:style-name="P7"><text:span text:style-name="T3"><text:s text:c="4"/></text:span><text:span text:style-name="T10">// Constructor to initialize the vehicles</text:span></text:p>
      <text:p text:style-name="P7"><text:span text:style-name="T3"><text:s text:c="4"/></text:span><text:span text:style-name="T2">public</text:span><text:span text:style-name="T3"> Vehicle(String </text:span><text:span text:style-name="T8">regno</text:span><text:span text:style-name="T3">, String </text:span><text:span text:style-name="T8">brand</text:span><text:span text:style-name="T3">, </text:span><text:span text:style-name="T2">double</text:span><text:span text:style-name="T3"> </text:span><text:span text:style-name="T8">price</text:span><text:span text:style-name="T3">, </text:span><text:span text:style-name="T2">double</text:span><text:span text:style-name="T3"> </text:span><text:span text:style-name="T8">mileage</text:span><text:span text:style-name="T3">) {</text:span></text:p>
      <text:p text:style-name="P7"><text:span text:style-name="T3"><text:s text:c="8"/></text:span><text:span text:style-name="T2">this</text:span><text:span text:style-name="T3">.</text:span><text:span text:style-name="T16">regno</text:span><text:span text:style-name="T3"> = </text:span><text:span text:style-name="T8">regno</text:span><text:span text:style-name="T3">;</text:span></text:p>
      <text:p text:style-name="P7"><text:span text:style-name="T3"><text:s text:c="8"/></text:span><text:span text:style-name="T2">this</text:span><text:span text:style-name="T3">.</text:span><text:span text:style-name="T16">brand</text:span><text:span text:style-name="T3"> = </text:span><text:span text:style-name="T8">brand</text:span><text:span text:style-name="T3">;</text:span></text:p>
      <text:p text:style-name="P7"><text:span text:style-name="T3"><text:s text:c="8"/></text:span><text:span text:style-name="T2">this</text:span><text:span text:style-name="T3">.</text:span><text:span text:style-name="T16">price</text:span><text:span text:style-name="T3"> = </text:span><text:span text:style-name="T8">price</text:span><text:span text:style-name="T3">;</text:span></text:p>
      <text:p text:style-name="P7"><text:span text:style-name="T3"><text:s text:c="8"/></text:span><text:span text:style-name="T2">this</text:span><text:span text:style-name="T3">.</text:span><text:span text:style-name="T16">mileage</text:span><text:span text:style-name="T3"> = </text:span><text:span text:style-name="T8">mileage</text:span><text:span text:style-name="T3">;</text:span></text:p>
      <text:p text:style-name="P1"><text:s text:c="4"/>}</text:p>
      <text:p text:style-name="P4"/>
      <text:p text:style-name="P7"><text:span text:style-name="T3"><text:s text:c="4"/></text:span><text:span text:style-name="T10">// Method to display the details of the vehicles</text:span></text:p>
      <text:p text:style-name="P7"><text:span text:style-name="T3"><text:s text:c="4"/></text:span><text:span text:style-name="T2">public</text:span><text:span text:style-name="T3"> </text:span><text:span text:style-name="T2">void</text:span><text:span text:style-name="T3"> display() {</text:span></text:p>
      <text:p text:style-name="P7"><text:span text:style-name="T3"><text:s text:c="8"/>System.</text:span><text:span text:style-name="T19">out</text:span><text:span text:style-name="T3">.println(</text:span><text:span text:style-name="T20">"Regno: "</text:span><text:span text:style-name="T3"> + </text:span><text:span text:style-name="T16">regno</text:span><text:span text:style-name="T3">);</text:span></text:p>
      <text:p text:style-name="P7"><text:span text:style-name="T3"><text:s text:c="8"/>System.</text:span><text:span text:style-name="T19">out</text:span><text:span text:style-name="T3">.println(</text:span><text:span text:style-name="T20">"Brand: "</text:span><text:span text:style-name="T3"> + </text:span><text:span text:style-name="T16">brand</text:span><text:span text:style-name="T3">);</text:span></text:p>
      <text:p text:style-name="P7"><text:span text:style-name="T3"><text:s text:c="8"/>System.</text:span><text:span text:style-name="T19">out</text:span><text:span text:style-name="T3">.println(</text:span><text:span text:style-name="T20">"Price: "</text:span><text:span text:style-name="T3"> + </text:span><text:span text:style-name="T16">price</text:span><text:span text:style-name="T3">);</text:span></text:p>
      <text:p text:style-name="P7"><text:span text:style-name="T3"><text:s text:c="8"/>System.</text:span><text:span text:style-name="T19">out</text:span><text:span text:style-name="T3">.println(</text:span><text:span text:style-name="T20">"Mileage: "</text:span><text:span text:style-name="T3"> + </text:span><text:span text:style-name="T16">mileage</text:span><text:span text:style-name="T3">);</text:span></text:p>
      <text:p text:style-name="P7"><text:span text:style-name="T3"><text:s text:c="8"/>System.</text:span><text:span text:style-name="T19">out</text:span><text:span text:style-name="T3">.println();</text:span></text:p>
      <text:p text:style-name="P1"><text:s text:c="4"/>}</text:p>
      <text:p text:style-name="P4"/>
      <text:p text:style-name="P7"><text:span text:style-name="T3"><text:s text:c="4"/></text:span><text:span text:style-name="T10">// Method to return the price of the vehicle</text:span></text:p>
      <text:p text:style-name="P7"><text:span text:style-name="T3"><text:s text:c="4"/></text:span><text:span text:style-name="T2">public</text:span><text:span text:style-name="T3"> </text:span><text:span text:style-name="T2">double</text:span><text:span text:style-name="T3"> getPrice() {</text:span></text:p>
      <text:p text:style-name="P7"><text:span text:style-name="T3"><text:s text:c="8"/></text:span><text:span text:style-name="T2">return</text:span><text:span text:style-name="T3"> </text:span><text:span text:style-name="T16">price</text:span><text:span text:style-name="T3">;</text:span></text:p>
      <text:p text:style-name="P1"><text:s text:c="4"/>}</text:p>
      <text:p text:style-name="P4"/>
      <text:p text:style-name="P7"><text:span text:style-name="T3"><text:s text:c="4"/></text:span><text:span text:style-name="T10">// Method to return the mileage of the vehicle</text:span></text:p>
      <text:p text:style-name="P7"><text:span text:style-name="T3"><text:s text:c="4"/></text:span><text:span text:style-name="T2">public</text:span><text:span text:style-name="T3"> </text:span><text:span text:style-name="T2">double</text:span><text:span text:style-name="T3"> getMileage() {</text:span></text:p>
      <text:p text:style-name="P7"><text:span text:style-name="T3"><text:s text:c="8"/></text:span><text:span text:style-name="T2">return</text:span><text:span text:style-name="T3"> </text:span><text:span text:style-name="T16">mileage</text:span><text:span text:style-name="T3">;</text:span></text:p>
      <text:p text:style-name="P1"><text:s text:c="4"/>}</text:p>
      <text:p text:style-name="P4"/>
      <text:p text:style-name="P1">}</text:p>
      <text:p text:style-name="P5"><text:s text:c="2"/></text:p>
      <text:p text:style-name="P8"/>
      <text:p text:style-name="P8"/>
      <text:p text:style-name="P5">3(b)VehicleManagement</text:p>
      <text:p text:style-name="P5"/>
      <text:p text:style-name="P2"/>
      <text:p text:style-name="P7"><text:span text:style-name="T2">import</text:span><text:span text:style-name="T3"> java.util.Scanner;</text:span></text:p>
      <text:p text:style-name="P7"><text:span text:style-name="T2">public</text:span><text:span text:style-name="T3"> </text:span><text:span text:style-name="T2">class</text:span><text:span text:style-name="T3"> VehicleManagement {</text:span></text:p>
      <text:p text:style-name="P4"/>
      <text:p text:style-name="P7"><text:span text:style-name="T3"><text:tab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main(String[] </text:span><text:span text:style-name="T8">args</text:span><text:span text:style-name="T3">) {</text:span></text:p>
      <text:p text:style-name="P7"><text:span text:style-name="T3"><text:tab/><text:tab/></text:span><text:span text:style-name="T10">// </text:span><text:span text:style-name="T15">TODO</text:span><text:span text:style-name="T10"> Auto-generated method stub</text:span></text:p>
      <text:p text:style-name="P7"><text:span text:style-name="T3"><text:tab/><text:tab/>Scanner </text:span><text:span text:style-name="T8">scanner</text:span><text:span text:style-name="T3"> = </text:span><text:span text:style-name="T2">new</text:span><text:span text:style-name="T3"> Scanner(System.</text:span><text:span text:style-name="T19">in</text:span><text:span text:style-name="T3">);</text:span></text:p>
      <text:p text:style-name="P4"/>
      <text:p text:style-name="P7"><text:span text:style-name="T3"><text:s text:c="8"/></text:span><text:span text:style-name="T10">// Creating 2 vehicle objects</text:span></text:p>
      <text:p text:style-name="P7"><text:span text:style-name="T3"><text:s text:c="8"/>Vehicle[] </text:span><text:span text:style-name="T8">vehicles</text:span><text:span text:style-name="T3"> = </text:span><text:span text:style-name="T2">new</text:span><text:span text:style-name="T3"> Vehicle[2];</text:span></text:p>
      <text:p text:style-name="P4"/>
      <text:p text:style-name="P7"><text:span text:style-name="T3"><text:s text:c="8"/></text:span><text:span text:style-name="T2">for</text:span><text:span text:style-name="T3"> (</text:span><text:span text:style-name="T2">int</text:span><text:span text:style-name="T3"> </text:span><text:span text:style-name="T8">i</text:span><text:span text:style-name="T3"> = 0; </text:span><text:span text:style-name="T8">i</text:span><text:span text:style-name="T3"> &lt; </text:span><text:span text:style-name="T8">vehicles</text:span><text:span text:style-name="T3">.</text:span><text:span text:style-name="T16">length</text:span><text:span text:style-name="T3">; </text:span><text:span text:style-name="T8">i</text:span><text:span text:style-name="T3">++) {</text:span></text:p>
      <text:p text:style-name="P7"><text:span text:style-name="T3"><text:s text:c="12"/>System.</text:span><text:span text:style-name="T19">out</text:span><text:span text:style-name="T3">.println(</text:span><text:span text:style-name="T20">"Enter details for Vehicle "</text:span><text:span text:style-name="T3"> + (</text:span><text:span text:style-name="T8">i</text:span><text:span text:style-name="T3"> + 1) + </text:span><text:span text:style-name="T20">":"</text:span><text:span text:style-name="T3">);</text:span></text:p>
      <text:p text:style-name="P7"><text:span text:style-name="T3"><text:s text:c="12"/>System.</text:span><text:span text:style-name="T19">out</text:span><text:span text:style-name="T3">.print(</text:span><text:span text:style-name="T20">"Regno: "</text:span><text:span text:style-name="T3">);</text:span></text:p>
      <text:p text:style-name="P7"><text:span text:style-name="T3"><text:s text:c="12"/>String </text:span><text:span text:style-name="T8">regno</text:span><text:span text:style-name="T3"> = </text:span><text:span text:style-name="T8">scanner</text:span><text:span text:style-name="T3">.nextLine();</text:span></text:p>
      <text:p text:style-name="P7"><text:span text:style-name="T3"><text:s text:c="12"/>System.</text:span><text:span text:style-name="T19">out</text:span><text:span text:style-name="T3">.print(</text:span><text:span text:style-name="T20">"Brand: "</text:span><text:span text:style-name="T3">);</text:span></text:p>
      <text:p text:style-name="P7"><text:span text:style-name="T3"><text:s text:c="12"/>String </text:span><text:span text:style-name="T8">brand</text:span><text:span text:style-name="T3"> = </text:span><text:span text:style-name="T8">scanner</text:span><text:span text:style-name="T3">.nextLine();</text:span></text:p>
      <text:p text:style-name="P7"><text:span text:style-name="T3"><text:s text:c="12"/>System.</text:span><text:span text:style-name="T19">out</text:span><text:span text:style-name="T3">.print(</text:span><text:span text:style-name="T20">"Price: "</text:span><text:span text:style-name="T3">);</text:span></text:p>
      <text:p text:style-name="P7"><text:span text:style-name="T3"><text:s text:c="12"/></text:span><text:span text:style-name="T2">double</text:span><text:span text:style-name="T3"> </text:span><text:span text:style-name="T8">price</text:span><text:span text:style-name="T3"> = </text:span><text:span text:style-name="T8">scanner</text:span><text:span text:style-name="T3">.nextDouble();</text:span></text:p>
      <text:p text:style-name="P7"><text:span text:style-name="T3"><text:s text:c="12"/>System.</text:span><text:span text:style-name="T19">out</text:span><text:span text:style-name="T3">.print(</text:span><text:span text:style-name="T20">"Mileage: "</text:span><text:span text:style-name="T3">);</text:span></text:p>
      <text:p text:style-name="P7"><text:span text:style-name="T3"><text:s text:c="12"/></text:span><text:span text:style-name="T2">double</text:span><text:span text:style-name="T3"> </text:span><text:span text:style-name="T8">mileage</text:span><text:span text:style-name="T3"> = </text:span><text:span text:style-name="T8">scanner</text:span><text:span text:style-name="T3">.nextDouble();</text:span></text:p>
      <text:p text:style-name="P7"><text:span text:style-name="T3"><text:s text:c="12"/></text:span><text:span text:style-name="T8">scanner</text:span><text:span text:style-name="T3">.nextLine(); </text:span><text:span text:style-name="T10">// consume the newline</text:span></text:p>
      <text:p text:style-name="P4"/>
      <text:p text:style-name="P7"><text:span text:style-name="T3"><text:s text:c="12"/></text:span><text:span text:style-name="T8">vehicles</text:span><text:span text:style-name="T3">[</text:span><text:span text:style-name="T8">i</text:span><text:span text:style-name="T3">] = </text:span><text:span text:style-name="T2">new</text:span><text:span text:style-name="T3"> Vehicle(</text:span><text:span text:style-name="T8">regno</text:span><text:span text:style-name="T3">, </text:span><text:span text:style-name="T8">brand</text:span><text:span text:style-name="T3">, </text:span><text:span text:style-name="T8">price</text:span><text:span text:style-name="T3">, </text:span><text:span text:style-name="T8">mileage</text:span><text:span text:style-name="T3">);</text:span></text:p>
      <text:p text:style-name="P1"><text:s text:c="8"/>}</text:p>
      <text:p text:style-name="P4"/>
      <text:p text:style-name="P7"><text:span text:style-name="T3"><text:s text:c="8"/></text:span><text:span text:style-name="T10">// Displaying vehicle with the lowest price</text:span></text:p>
      <text:p text:style-name="P7"><text:soft-page-break/><text:span text:style-name="T3"><text:s text:c="8"/>Vehicle </text:span><text:span text:style-name="T8">lowestPriceVehicle</text:span><text:span text:style-name="T3"> = </text:span><text:span text:style-name="T8">vehicles</text:span><text:span text:style-name="T3">[0];</text:span></text:p>
      <text:p text:style-name="P7"><text:span text:style-name="T3"><text:s text:c="8"/>Vehicle </text:span><text:span text:style-name="T8">bestMileageVehicle</text:span><text:span text:style-name="T3"> = </text:span><text:span text:style-name="T8">vehicles</text:span><text:span text:style-name="T3">[0];</text:span></text:p>
      <text:p text:style-name="P4"/>
      <text:p text:style-name="P7"><text:span text:style-name="T3"><text:s text:c="8"/></text:span><text:span text:style-name="T2">for</text:span><text:span text:style-name="T3"> (</text:span><text:span text:style-name="T2">int</text:span><text:span text:style-name="T3"> </text:span><text:span text:style-name="T8">i</text:span><text:span text:style-name="T3"> = 1; </text:span><text:span text:style-name="T8">i</text:span><text:span text:style-name="T3"> &lt; </text:span><text:span text:style-name="T8">vehicles</text:span><text:span text:style-name="T3">.</text:span><text:span text:style-name="T16">length</text:span><text:span text:style-name="T3">; </text:span><text:span text:style-name="T8">i</text:span><text:span text:style-name="T3">++) {</text:span></text:p>
      <text:p text:style-name="P7"><text:span text:style-name="T3"><text:s text:c="12"/></text:span><text:span text:style-name="T2">if</text:span><text:span text:style-name="T3"> (</text:span><text:span text:style-name="T8">vehicles</text:span><text:span text:style-name="T3">[</text:span><text:span text:style-name="T8">i</text:span><text:span text:style-name="T3">].getPrice() &lt; </text:span><text:span text:style-name="T8">lowestPriceVehicle</text:span><text:span text:style-name="T3">.getPrice()) {</text:span></text:p>
      <text:p text:style-name="P7"><text:span text:style-name="T3"><text:s text:c="16"/></text:span><text:span text:style-name="T8">lowestPriceVehicle</text:span><text:span text:style-name="T3"> = </text:span><text:span text:style-name="T8">vehicles</text:span><text:span text:style-name="T3">[</text:span><text:span text:style-name="T8">i</text:span><text:span text:style-name="T3">];</text:span></text:p>
      <text:p text:style-name="P1"><text:s text:c="12"/>}</text:p>
      <text:p text:style-name="P7"><text:span text:style-name="T3"><text:s text:c="12"/></text:span><text:span text:style-name="T2">if</text:span><text:span text:style-name="T3"> (</text:span><text:span text:style-name="T8">vehicles</text:span><text:span text:style-name="T3">[</text:span><text:span text:style-name="T8">i</text:span><text:span text:style-name="T3">].getMileage() &gt; </text:span><text:span text:style-name="T8">bestMileageVehicle</text:span><text:span text:style-name="T3">.getMileage()) {</text:span></text:p>
      <text:p text:style-name="P7"><text:span text:style-name="T3"><text:s text:c="16"/></text:span><text:span text:style-name="T8">bestMileageVehicle</text:span><text:span text:style-name="T3"> = </text:span><text:span text:style-name="T8">vehicles</text:span><text:span text:style-name="T3">[</text:span><text:span text:style-name="T8">i</text:span><text:span text:style-name="T3">];</text:span></text:p>
      <text:p text:style-name="P1"><text:s text:c="12"/>}</text:p>
      <text:p text:style-name="P1"><text:s text:c="8"/>}</text:p>
      <text:p text:style-name="P4"/>
      <text:p text:style-name="P7"><text:span text:style-name="T3"><text:s text:c="8"/>System.</text:span><text:span text:style-name="T19">out</text:span><text:span text:style-name="T3">.println(</text:span><text:span text:style-name="T20">"Vehicle with the lowest price:"</text:span><text:span text:style-name="T3">);</text:span></text:p>
      <text:p text:style-name="P7"><text:span text:style-name="T3"><text:s text:c="8"/></text:span><text:span text:style-name="T8">lowestPriceVehicle</text:span><text:span text:style-name="T3">.display();</text:span></text:p>
      <text:p text:style-name="P4"/>
      <text:p text:style-name="P7"><text:span text:style-name="T3"><text:s text:c="8"/>System.</text:span><text:span text:style-name="T19">out</text:span><text:span text:style-name="T3">.println(</text:span><text:span text:style-name="T20">"Vehicle with the best mileage:"</text:span><text:span text:style-name="T3">);</text:span></text:p>
      <text:p text:style-name="P7"><text:span text:style-name="T3"><text:s text:c="8"/></text:span><text:span text:style-name="T8">bestMileageVehicle</text:span><text:span text:style-name="T3">.display();</text:span></text:p>
      <text:p text:style-name="P4"/>
      <text:p text:style-name="P7"><text:span text:style-name="T3"><text:s text:c="8"/></text:span><text:span text:style-name="T8">scanner</text:span><text:span text:style-name="T3">.close();</text:span></text:p>
      <text:p text:style-name="P4"/>
      <text:p text:style-name="P4"/>
      <text:p text:style-name="P1"><text:tab/>}</text:p>
      <text:p text:style-name="P4"/>
      <text:p text:style-name="P1">}</text:p>
      <text:p text:style-name="P5"/>
      <text:p text:style-name="P5">4(a)Account</text:p>
      <text:p text:style-name="P3"/>
      <text:p text:style-name="P4"/>
      <text:p text:style-name="P7"><text:span text:style-name="T2">public</text:span><text:span text:style-name="T3"> </text:span><text:span text:style-name="T2">class</text:span><text:span text:style-name="T3"> Account {</text:span></text:p>
      <text:p text:style-name="P7"><text:span text:style-name="T3"><text:tab/> <text:s text:c="3"/></text:span><text:span text:style-name="T10">// Attribute</text:span></text:p>
      <text:p text:style-name="P7"><text:span text:style-name="T3"><text:tab/> <text:s text:c="3"/></text:span><text:span text:style-name="T2">private</text:span><text:span text:style-name="T3"> </text:span><text:span text:style-name="T2">double</text:span><text:span text:style-name="T3"> </text:span><text:span text:style-name="T16">balance</text:span><text:span text:style-name="T3">;</text:span></text:p>
      <text:p text:style-name="P4"/>
      <text:p text:style-name="P7"><text:span text:style-name="T3"><text:tab/> <text:s text:c="3"/></text:span><text:span text:style-name="T10">// Constructor to initialize the account with a balance</text:span></text:p>
      <text:p text:style-name="P7"><text:span text:style-name="T3"><text:tab/> <text:s text:c="3"/></text:span><text:span text:style-name="T2">public</text:span><text:span text:style-name="T3"> Account(</text:span><text:span text:style-name="T2">double</text:span><text:span text:style-name="T3"> </text:span><text:span text:style-name="T8">balance</text:span><text:span text:style-name="T3">) {</text:span></text:p>
      <text:p text:style-name="P7"><text:span text:style-name="T3"><text:tab/> <text:s text:c="7"/></text:span><text:span text:style-name="T2">this</text:span><text:span text:style-name="T3">.</text:span><text:span text:style-name="T16">balance</text:span><text:span text:style-name="T3"> = </text:span><text:span text:style-name="T8">balance</text:span><text:span text:style-name="T3">;</text:span></text:p>
      <text:p text:style-name="P1"><text:tab/> <text:s text:c="3"/>}</text:p>
      <text:p text:style-name="P4"/>
      <text:p text:style-name="P7"><text:span text:style-name="T3"><text:tab/> <text:s text:c="3"/></text:span><text:span text:style-name="T10">// Method to get the balance</text:span></text:p>
      <text:p text:style-name="P7"><text:span text:style-name="T3"><text:tab/> <text:s text:c="3"/></text:span><text:span text:style-name="T2">public</text:span><text:span text:style-name="T3"> </text:span><text:span text:style-name="T2">double</text:span><text:span text:style-name="T3"> getBalance() {</text:span></text:p>
      <text:p text:style-name="P7"><text:span text:style-name="T3"><text:tab/> <text:s text:c="7"/></text:span><text:span text:style-name="T2">return</text:span><text:span text:style-name="T3"> </text:span><text:span text:style-name="T16">balance</text:span><text:span text:style-name="T3">;</text:span></text:p>
      <text:p text:style-name="P1"><text:tab/> <text:s text:c="3"/>}</text:p>
      <text:p text:style-name="P4"/>
      <text:p text:style-name="P7"><text:span text:style-name="T3"><text:tab/> <text:s text:c="3"/></text:span><text:span text:style-name="T10">// Method to deposit money</text:span></text:p>
      <text:p text:style-name="P7"><text:span text:style-name="T3"><text:tab/> <text:s text:c="3"/></text:span><text:span text:style-name="T2">public</text:span><text:span text:style-name="T3"> </text:span><text:span text:style-name="T2">void</text:span><text:span text:style-name="T3"> deposit(</text:span><text:span text:style-name="T2">double</text:span><text:span text:style-name="T3"> </text:span><text:span text:style-name="T8">amount</text:span><text:span text:style-name="T3">) {</text:span></text:p>
      <text:p text:style-name="P7"><text:span text:style-name="T3"><text:tab/> <text:s text:c="7"/></text:span><text:span text:style-name="T2">if</text:span><text:span text:style-name="T3"> (</text:span><text:span text:style-name="T8">amount</text:span><text:span text:style-name="T3"> &gt; 0) {</text:span></text:p>
      <text:p text:style-name="P7"><text:span text:style-name="T3"><text:tab/> <text:s text:c="11"/></text:span><text:span text:style-name="T16">balance</text:span><text:span text:style-name="T3"> += </text:span><text:span text:style-name="T8">amount</text:span><text:span text:style-name="T3">;</text:span></text:p>
      <text:p text:style-name="P7"><text:span text:style-name="T3"><text:tab/> <text:s text:c="11"/>System.</text:span><text:span text:style-name="T19">out</text:span><text:span text:style-name="T3">.println(</text:span><text:span text:style-name="T20">"Deposited: "</text:span><text:span text:style-name="T3"> + </text:span><text:span text:style-name="T8">amount</text:span><text:span text:style-name="T3">);</text:span></text:p>
      <text:p text:style-name="P7"><text:span text:style-name="T3"><text:tab/> <text:s text:c="7"/>} </text:span><text:span text:style-name="T2">else</text:span><text:span text:style-name="T3"> {</text:span></text:p>
      <text:p text:style-name="P7"><text:span text:style-name="T3"><text:tab/> <text:s text:c="11"/>System.</text:span><text:span text:style-name="T19">out</text:span><text:span text:style-name="T3">.println(</text:span><text:span text:style-name="T20">"Invalid deposit amount"</text:span><text:span text:style-name="T3">);</text:span></text:p>
      <text:p text:style-name="P1"><text:tab/> <text:s text:c="7"/>}</text:p>
      <text:p text:style-name="P1"><text:tab/> <text:s text:c="3"/>}</text:p>
      <text:p text:style-name="P4"/>
      <text:p text:style-name="P7"><text:span text:style-name="T3"><text:tab/> <text:s text:c="3"/></text:span><text:span text:style-name="T10">// Method to withdraw money</text:span></text:p>
      <text:p text:style-name="P7"><text:span text:style-name="T3"><text:tab/> <text:s text:c="3"/></text:span><text:span text:style-name="T2">public</text:span><text:span text:style-name="T3"> </text:span><text:span text:style-name="T2">void</text:span><text:span text:style-name="T3"> withdraw(</text:span><text:span text:style-name="T2">double</text:span><text:span text:style-name="T3"> </text:span><text:span text:style-name="T8">amount</text:span><text:span text:style-name="T3">) {</text:span></text:p>
      <text:p text:style-name="P7"><text:span text:style-name="T3"><text:tab/> <text:s text:c="7"/></text:span><text:span text:style-name="T2">if</text:span><text:span text:style-name="T3"> (</text:span><text:span text:style-name="T8">amount</text:span><text:span text:style-name="T3"> &gt; 0 &amp;&amp; </text:span><text:span text:style-name="T8">amount</text:span><text:span text:style-name="T3"> &lt;= </text:span><text:span text:style-name="T16">balance</text:span><text:span text:style-name="T3">) {</text:span></text:p>
      <text:p text:style-name="P7"><text:span text:style-name="T3"><text:tab/> <text:s text:c="11"/></text:span><text:span text:style-name="T16">balance</text:span><text:span text:style-name="T3"> -= </text:span><text:span text:style-name="T8">amount</text:span><text:span text:style-name="T3">;</text:span></text:p>
      <text:p text:style-name="P7"><text:span text:style-name="T3"><text:tab/> <text:s text:c="11"/>System.</text:span><text:span text:style-name="T19">out</text:span><text:span text:style-name="T3">.println(</text:span><text:span text:style-name="T20">"Withdrawn: "</text:span><text:span text:style-name="T3"> + </text:span><text:span text:style-name="T8">amount</text:span><text:span text:style-name="T3">);</text:span></text:p>
      <text:p text:style-name="P7"><text:span text:style-name="T3"><text:tab/> <text:s text:c="7"/>} </text:span><text:span text:style-name="T2">else</text:span><text:span text:style-name="T3"> {</text:span></text:p>
      <text:p text:style-name="P7"><text:span text:style-name="T3"><text:tab/> <text:s text:c="11"/>System.</text:span><text:span text:style-name="T19">out</text:span><text:span text:style-name="T3">.println(</text:span><text:span text:style-name="T20">"Invalid withdrawal amount or insufficient funds"</text:span><text:span text:style-name="T3">);</text:span></text:p>
      <text:p text:style-name="P1"><text:tab/> <text:s text:c="7"/>}</text:p>
      <text:p text:style-name="P1"><text:tab/> <text:s text:c="3"/>}</text:p>
      <text:p text:style-name="P4"/>
      <text:p text:style-name="P1">}</text:p>
      <text:p text:style-name="P5"/>
      <text:p text:style-name="P5"/>
      <text:p text:style-name="P5">4(b) AccountManagement</text:p>
      <text:p text:style-name="P5"/>
      <text:p text:style-name="P2"/>
      <text:p text:style-name="P4"/>
      <text:p text:style-name="P7"><text:span text:style-name="T2">public</text:span><text:span text:style-name="T3"> </text:span><text:span text:style-name="T2">class</text:span><text:span text:style-name="T3"> AccountManagement {</text:span></text:p>
      <text:p text:style-name="P4"/>
      <text:p text:style-name="P7"><text:span text:style-name="T3"><text:tab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main(String[] </text:span><text:span text:style-name="T8">args</text:span><text:span text:style-name="T3">) {</text:span></text:p>
      <text:p text:style-name="P7"><text:span text:style-name="T3"><text:tab/><text:tab/></text:span><text:span text:style-name="T10">// </text:span><text:span text:style-name="T15">TODO</text:span><text:span text:style-name="T10"> Auto-generated method stub</text:span></text:p>
      <text:p text:style-name="P7"><text:span text:style-name="T3"><text:tab/><text:tab/></text:span><text:span text:style-name="T10">// Create account objects</text:span></text:p>
      <text:p text:style-name="P7"><text:span text:style-name="T3"><text:s text:c="8"/>Account </text:span><text:span text:style-name="T8">account1</text:span><text:span text:style-name="T3"> = </text:span><text:span text:style-name="T2">new</text:span><text:span text:style-name="T3"> Account(1000.0);</text:span></text:p>
      <text:p text:style-name="P7"><text:span text:style-name="T3"><text:s text:c="8"/>Account </text:span><text:span text:style-name="T8">account2</text:span><text:span text:style-name="T3"> = </text:span><text:span text:style-name="T2">new</text:span><text:span text:style-name="T3"> Account(500.0);</text:span></text:p>
      <text:p text:style-name="P4"/>
      <text:p text:style-name="P7"><text:span text:style-name="T3"><text:s text:c="8"/></text:span><text:span text:style-name="T10">// Test functionalities</text:span></text:p>
      <text:p text:style-name="P7"><text:span text:style-name="T3"><text:s text:c="8"/>System.</text:span><text:span text:style-name="T19">out</text:span><text:span text:style-name="T3">.println(</text:span><text:span text:style-name="T20">"Account 1 initial balance: "</text:span><text:span text:style-name="T3"> + </text:span><text:span text:style-name="T8">account1</text:span><text:span text:style-name="T3">.getBalance());</text:span></text:p>
      <text:p text:style-name="P7"><text:span text:style-name="T3"><text:s text:c="8"/>System.</text:span><text:span text:style-name="T19">out</text:span><text:span text:style-name="T3">.println(</text:span><text:span text:style-name="T20">"Account 2 initial balance: "</text:span><text:span text:style-name="T3"> + </text:span><text:span text:style-name="T8">account2</text:span><text:span text:style-name="T3">.getBalance());</text:span></text:p>
      <text:p text:style-name="P4"/>
      <text:p text:style-name="P7"><text:span text:style-name="T3"><text:s text:c="8"/></text:span><text:span text:style-name="T8">account1</text:span><text:span text:style-name="T3">.deposit(200.0);</text:span></text:p>
      <text:p text:style-name="P7"><text:span text:style-name="T3"><text:s text:c="8"/></text:span><text:span text:style-name="T8">account1</text:span><text:span text:style-name="T3">.withdraw(150.0);</text:span></text:p>
      <text:p text:style-name="P7"><text:span text:style-name="T3"><text:s text:c="8"/>System.</text:span><text:span text:style-name="T19">out</text:span><text:span text:style-name="T3">.println(</text:span><text:span text:style-name="T20">"Account 1 balance after transactions: "</text:span><text:span text:style-name="T3"> + </text:span><text:span text:style-name="T8">account1</text:span><text:span text:style-name="T3">.getBalance());</text:span></text:p>
      <text:p text:style-name="P4"/>
      <text:p text:style-name="P7"><text:span text:style-name="T3"><text:s text:c="8"/></text:span><text:span text:style-name="T8">account2</text:span><text:span text:style-name="T3">.deposit(300.0);</text:span></text:p>
      <text:p text:style-name="P7"><text:span text:style-name="T3"><text:s text:c="8"/></text:span><text:span text:style-name="T8">account2</text:span><text:span text:style-name="T3">.withdraw(1000.0); </text:span><text:span text:style-name="T10">// This should show an error for insufficient funds</text:span></text:p>
      <text:p text:style-name="P7"><text:span text:style-name="T3"><text:s text:c="8"/>System.</text:span><text:span text:style-name="T19">out</text:span><text:span text:style-name="T3">.println(</text:span><text:span text:style-name="T20">"Account 2 balance after transactions: "</text:span><text:span text:style-name="T3"> + </text:span><text:span text:style-name="T8">account2</text:span><text:span text:style-name="T3">.getBalance());</text:span></text:p>
      <text:p text:style-name="P4"/>
      <text:p text:style-name="P1"><text:tab/>}</text:p>
      <text:p text:style-name="P4"/>
      <text:p text:style-name="P1">}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00:05:05.087262005</meta:creation-date>
    <dc:date>2024-06-14T10:45:18.621177960</dc:date>
    <meta:editing-duration>PT9M3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231" meta:word-count="806" meta:character-count="7748" meta:non-whitespace-character-count="5708"/>
  </office:meta>
</office:document-meta>
</file>